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Sunday 20th of October 2024, 15:50</text:p>
      <text:p text:style-name="Normal">My current beliefs on the universe I live in.</text:p>
      <text:p text:style-name="Normal">I think it would be interesting to put down these beliefs on a format more reliable and more resilient than thought. In the future, I could look back on this and see what has changed, and right now, I satisfy my ego by creating a proof that I indeed thought these things at the age of 23, things that I believe are correct.</text:p>
      <text:p text:style-name="Normal">It’s because I believe they’re correct that they’re my beliefs, but I know to be humble enough to say that everything here can very much be wrong. In fact, instinctively, I would say that the chances anything being wrong is much closer to 1 than it is to 0. Still, let us put them down.</text:p>
      <text:p text:style-name="Normal">1. The law of equality holds, always. To put it differently, as a much more renowned man (and very likely much more intelligent man) once said, “rien ne se perd, rien ne se crée, tout se transforme.”</text:p>
      <text:p text:style-name="Normal">2. The null hypothesis holds. This belief is based on the fact that I cannot justify why there would be something rather than nothing, as it would be much simpler if there were nothing; essentially, Occam’s razor. That the null hypothesis holds for the universe means that before the beginning, there was nothing.</text:p>
      <text:p text:style-name="Normal">3. As a direct consequence of the two above beliefs and the fact that there is something rather than nothing: there must be an anti-universe. The only thing that ties that universe to ours is the fact that initially, the anti-universe must have total energy exactly equal to but opposite to ours. They then developed independently from one another.</text:p>
      <text:p text:style-name="Normal">4. Due to the sheer amount of energy in its different forms in our universe, the chances that there would be life as we know it was 1 from the beginning. While merely a correlation, the fact that you and I exist means that the chances that life would exist are and will always be 1.</text:p>
      <text:p text:style-name="Normal">5. Microscopic life is the result of microscopic matter binding in such a way to create microscopic life. There could be more than one way for that to happen.</text:p>
      <text:p text:style-name="Normal">6. Macroscopic life is the result of continued evolution of microscopic life. Macroscopic life is essentially microscopic life brought to an extreme.</text:p>
      <text:p text:style-name="Normal">7. Souls exist. Out of my beliefs listed here, this is the most unfounded of them all. In fact, it is much closer to wishful thinking than to belief. I am unable to justify why souls would even exist, but due to a combination of cultural upbringing, experiences, and deductive capacities (which, while better than an average person’s, have proven to be lacklustre time and again), I believe they do. </text:p>
      <text:p text:style-name="Normal">8. Souls, whether natively or not, can inhabit the bodies of macroscopic life. On second thought, the only plausible justification I have for the existence of souls is that they are born alongside the consciousness of at least <text:span text:style-name="T1">some</text:span> macroscopic lifeforms.</text:p>
      <text:p text:style-name="Normal">9. Both the soul and the body have the capacity of growing up. However, it may be that growing old is unique to the physical body, and souls are more akin to rocks, minerals, or other dead matter in this particular regard.</text:p>
      <text:p text:style-name="Normal">10. As a direct consequence of the above, souls can outlast the physical body they inhabit.</text:p>
      <text:p text:style-name="Normal">11. God exists. More precisely, gods can exist, and a god would be a soul whose growth is brought to an extreme. The main characteristic that I would use to qualify a god is wisdom, being an immediate consequence of growth.</text:p>
      <text:p text:style-name="Normal">12. On second thought, wisdom may not characterize all gods. Gods are souls taken to an extreme, what that extreme is can vary. A soul can thus become what, in Christian religion, are referred to as angels, demons, God, or the devil, and likely much more.</text:p>
      <text:p text:style-name="Normal">The beliefs from now on are weaker than the beliefs listed above, meaning they are more susceptible to change.</text:p>
      <text:p text:style-name="Normal">13. There are more souls than there are macroscopic bodies that can host them, in general. Earth doesn’t seem to be an exception.</text:p>
      <text:p text:style-name="Normal">14. While the purpose is unknown to me, gods could and do foster progenitures in the form of other souls. The concept is similar to eusociality, like in honeybees. The progenitures can then grow up and ‘leave the nest’ to become gods themselves. Once again, the purpose of this is unknown to me, but I do not believe that, like for eusocial insects, it is done merely because some DNA ordered so. On second thought, the purpose could be survival, but there could be more to it than that, and it could be something else too.</text:p>
      <text:p text:style-name="Normal">15. As a consequence of the above two, and because souls need significant experience to grow (and since significant experience can only be had where there is life), it is conceivable that gods and aspiring gods could clash over lifeforms.</text:p>
      <text:p text:style-name="Normal"/>
      <text:p text:style-name="Normal">. Energy is everything. This belief is the weakest of them all, but it essentially says that both the entities of a universe and the rules that govern them are a direct consequence of energy. In other words, there is a unifying theorem, and energy is central to it. However, this belief is very much weaker than the rest, much more susceptible to change.</text:p>
      <text:p text:style-name="Normal"/>
      <text:p text:style-name="Normal">Let’s stop here, I feel like I’ve spewed out enough crap for a day. No seriously, for some reason I do feel bad about this, like I’m lying or something. Those are my beliefs though, maybe I feel this way because my subconscious tells me that something must be wrong. In any case, I should note that a fair amount of these beliefs were created on the go, especially those after 12. Since until 12., I thought of gods as wise beings, so I didn’t think that conflict between them could be a thing, but now, it is conceivable to me.</text:p>
      <text:p text:style-name="Normal">I wonder what you’re thinking as you read this. You are likely future me, so tell me, how much has changed since this? See you.</text:p>
      <text:p text:style-name="Normal"/>
      <text:p text:style-name="Normal">A quick conversation with a couple GPTs quickly taught me to tone down my absolutism in the early points. More importantly, it sounds very important to me that I should keep everything here as beliefs, as possibilities, and at no point should I think of them as more than that. Unless given empirical proof, of course, but I don’t think I’ll get any for any point here.</text:p>
      <text:p text:style-name="Normal">You also bring up the concept of ‘an average person’. It is very widely used, and I don’t want you to use it. Objectively, we do not know what the average person is like. What you can say is that you believe yourself to have better deductive capacities than most, but wording is very important, it shapes our thoughts, and thus shape who we are. And I don’t want you to accept inaccuracy out of laziness. Well, inaccuracy is inevitable, unless you want to spend 700 pages on a thick mathematical textbook and God knows how long to justify that 1+1=2, but let’s keep it down to a minimu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